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138in"/>
    </style:style>
    <style:style style:name="co3" style:family="table-column">
      <style:table-column-properties fo:break-before="auto" style:column-width="0.8083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8535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972in"/>
    </style:style>
    <style:style style:name="co1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OSC</text:p>
          </table:table-cell>
          <table:table-cell table:number-columns-repeated="9" office:value-type="float" office:value="4000000">
            <text:p>4000000</text:p>
          </table:table-cell>
          <table:table-cell/>
        </table:table-row>
        <table:table-row table:style-name="ro1">
          <table:table-cell office:value-type="string">
            <text:p>FOSC (OSC/4)</text:p>
          </table:table-cell>
          <table:table-cell table:formula="of:=[.B2]/4" office:value-type="float" office:value="1000000">
            <text:p>1000000</text:p>
          </table:table-cell>
          <table:table-cell table:formula="of:=[.C2]/4" office:value-type="float" office:value="1000000">
            <text:p>1000000</text:p>
          </table:table-cell>
          <table:table-cell table:formula="of:=[.D2]/4" office:value-type="float" office:value="1000000">
            <text:p>1000000</text:p>
          </table:table-cell>
          <table:table-cell table:formula="of:=[.E2]/4" office:value-type="float" office:value="1000000">
            <text:p>1000000</text:p>
          </table:table-cell>
          <table:table-cell table:formula="of:=[.F2]/4" office:value-type="float" office:value="1000000">
            <text:p>1000000</text:p>
          </table:table-cell>
          <table:table-cell table:formula="of:=[.G2]/4" office:value-type="float" office:value="1000000">
            <text:p>1000000</text:p>
          </table:table-cell>
          <table:table-cell table:formula="of:=[.H2]/4" office:value-type="float" office:value="1000000">
            <text:p>1000000</text:p>
          </table:table-cell>
          <table:table-cell table:formula="of:=[.I2]/4" office:value-type="float" office:value="1000000">
            <text:p>1000000</text:p>
          </table:table-cell>
          <table:table-cell table:formula="of:=[.J2]/4" office:value-type="float" office:value="1000000">
            <text:p>1000000</text:p>
          </table:table-cell>
          <table:table-cell/>
        </table:table-row>
        <table:table-row table:style-name="ro1">
          <table:table-cell office:value-type="string">
            <text:p>T1FOSC</text:p>
          </table:table-cell>
          <table:table-cell table:number-columns-repeated="5" office:value-type="float" office:value="32768">
            <text:p>32768</text:p>
          </table:table-cell>
          <table:table-cell table:number-columns-repeated="5"/>
        </table:table-row>
        <table:table-row table:style-name="ro1">
          <table:table-cell office:value-type="string">
            <text:p>prescale</text:p>
          </table:table-cell>
          <table:table-cell table:formula="of:=2^0" office:value-type="float" office:value="1">
            <text:p>1</text:p>
          </table:table-cell>
          <table:table-cell table:formula="of:=2^1" office:value-type="float" office:value="2">
            <text:p>2</text:p>
          </table:table-cell>
          <table:table-cell table:formula="of:=2^2" office:value-type="float" office:value="4">
            <text:p>4</text:p>
          </table:table-cell>
          <table:table-cell table:formula="of:=2^3" office:value-type="float" office:value="8">
            <text:p>8</text:p>
          </table:table-cell>
          <table:table-cell table:formula="of:=2^4" office:value-type="float" office:value="16">
            <text:p>16</text:p>
          </table:table-cell>
          <table:table-cell table:formula="of:=2^5" office:value-type="float" office:value="32">
            <text:p>32</text:p>
          </table:table-cell>
          <table:table-cell table:formula="of:=2^6" office:value-type="float" office:value="64">
            <text:p>64</text:p>
          </table:table-cell>
          <table:table-cell table:formula="of:=2^7" office:value-type="float" office:value="128">
            <text:p>128</text:p>
          </table:table-cell>
          <table:table-cell table:formula="of:=2^8" office:value-type="float" office:value="256">
            <text:p>256</text:p>
          </table:table-cell>
          <table:table-cell/>
        </table:table-row>
        <table:table-row table:style-name="ro1">
          <table:table-cell office:value-type="string">
            <text:p>16-Bit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/>
        </table:table-row>
        <table:table-row table:style-name="ro1">
          <table:table-cell office:value-type="string">
            <text:p>8-BIT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/>
        </table:table-row>
        <table:table-row table:style-name="ro1">
          <table:table-cell office:value-type="string">
            <text:p>Ticks</text:p>
          </table:table-cell>
          <table:table-cell table:number-columns-repeated="9" office:value-type="float" office:value="5">
            <text:p>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TMR0L</text:p>
          </table:table-cell>
          <table:table-cell table:style-name="ce1" office:value-type="string">
            <text:p>TMR0L</text:p>
          </table:table-cell>
          <table:table-cell table:style-name="ce1" office:value-type="string">
            <text:p>TMR0L</text:p>
          </table:table-cell>
          <table:table-cell table:style-name="ce1" office:value-type="string">
            <text:p>TMR0L</text:p>
          </table:table-cell>
          <table:table-cell table:style-name="ce1" office:value-type="string">
            <text:p>TMR0L</text:p>
          </table:table-cell>
          <table:table-cell table:style-name="ce1" office:value-type="string">
            <text:p>TMR0L</text:p>
          </table:table-cell>
          <table:table-cell table:style-name="ce1" office:value-type="string">
            <text:p>TMR0L</text:p>
          </table:table-cell>
          <table:table-cell table:style-name="ce1" office:value-type="string">
            <text:p>TMR0L</text:p>
          </table:table-cell>
          <table:table-cell table:style-name="ce1" office:value-type="string">
            <text:p>TMR0L</text:p>
          </table:table-cell>
          <table:table-cell/>
        </table:table-row>
        <table:table-row table:style-name="ro1">
          <table:table-cell office:value-type="string">
            <text:p>1MS</text:p>
          </table:table-cell>
          <table:table-cell table:formula="of:=[.B3]/[.B5]/1000/[.B8]" office:value-type="float" office:value="200">
            <text:p>200</text:p>
          </table:table-cell>
          <table:table-cell table:formula="of:=[.C3]/[.C5]/1000/[.C8]" office:value-type="float" office:value="100">
            <text:p>100</text:p>
          </table:table-cell>
          <table:table-cell table:formula="of:=[.D3]/[.D5]/1000/[.D8]" office:value-type="float" office:value="50">
            <text:p>50</text:p>
          </table:table-cell>
          <table:table-cell table:formula="of:=[.E3]/[.E5]/1000/[.E8]" office:value-type="float" office:value="25">
            <text:p>25</text:p>
          </table:table-cell>
          <table:table-cell table:formula="of:=[.F3]/[.F5]/1000/[.F8]" office:value-type="float" office:value="12.5">
            <text:p>12.5</text:p>
          </table:table-cell>
          <table:table-cell table:formula="of:=[.G3]/[.G5]/1000/[.G8]" office:value-type="float" office:value="6.25">
            <text:p>6.25</text:p>
          </table:table-cell>
          <table:table-cell table:formula="of:=[.H3]/[.H5]/1000/[.H8]" office:value-type="float" office:value="3.125">
            <text:p>3.13</text:p>
          </table:table-cell>
          <table:table-cell table:formula="of:=[.I3]/[.I5]/1000/[.I8]" office:value-type="float" office:value="1.5625">
            <text:p>1.56</text:p>
          </table:table-cell>
          <table:table-cell table:formula="of:=[.J3]/[.J5]/1000/[.J8]" office:value-type="float" office:value="0.78125">
            <text:p>0.78</text:p>
          </table:table-cell>
          <table:table-cell/>
        </table:table-row>
        <table:table-row table:style-name="ro1">
          <table:table-cell office:value-type="string">
            <text:p>TMR0L_VAL</text:p>
          </table:table-cell>
          <table:table-cell table:formula="of:=[.B7]-[.B11]-2" office:value-type="float" office:value="54">
            <text:p>54</text:p>
          </table:table-cell>
          <table:table-cell table:formula="of:=[.C7]-[.C11]-2" office:value-type="float" office:value="154">
            <text:p>154</text:p>
          </table:table-cell>
          <table:table-cell table:formula="of:=[.D7]-[.D11]-2" office:value-type="float" office:value="204">
            <text:p>204</text:p>
          </table:table-cell>
          <table:table-cell table:formula="of:=[.E7]-[.E11]-2" office:value-type="float" office:value="229">
            <text:p>229</text:p>
          </table:table-cell>
          <table:table-cell table:formula="of:=[.F7]-[.F11]-2" office:value-type="float" office:value="241.5">
            <text:p>241.5</text:p>
          </table:table-cell>
          <table:table-cell table:formula="of:=[.G7]-[.G11]-2" office:value-type="float" office:value="247.75">
            <text:p>247.75</text:p>
          </table:table-cell>
          <table:table-cell table:formula="of:=[.H7]-[.H11]-2" office:value-type="float" office:value="250.875">
            <text:p>250.88</text:p>
          </table:table-cell>
          <table:table-cell table:formula="of:=[.I7]-[.I11]-2" office:value-type="float" office:value="252.4375">
            <text:p>252.44</text:p>
          </table:table-cell>
          <table:table-cell table:formula="of:=[.J7]-[.J11]-2" office:value-type="float" office:value="253.21875">
            <text:p>253.22</text:p>
          </table:table-cell>
          <table:table-cell/>
        </table:table-row>
        <table:table-row table:style-name="ro1">
          <table:table-cell office:value-type="string">
            <text:p>TMR0L_VAL exp</text:p>
          </table:table-cell>
          <table:table-cell office:value-type="float" office:value="98">
            <text:p>9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PS</text:p>
          </table:table-cell>
          <table:table-cell table:formula="of:=[.B3]/[.B11]/[.B5]" office:value-type="float" office:value="5000">
            <text:p>5000</text:p>
          </table:table-cell>
          <table:table-cell table:formula="of:=[.B3]/[.B11]/[.B5]" office:value-type="float" office:value="5000">
            <text:p>5000</text:p>
          </table:table-cell>
          <table:table-cell table:formula="of:=[.D3]/[.D11]/[.D5]" office:value-type="float" office:value="5000">
            <text:p>5000</text:p>
          </table:table-cell>
          <table:table-cell table:formula="of:=[.E3]/[.E11]/[.E5]" office:value-type="float" office:value="5000">
            <text:p>5000</text:p>
          </table:table-cell>
          <table:table-cell table:formula="of:=[.E3]/[.E11]/[.E5]" office:value-type="float" office:value="5000">
            <text:p>5000</text:p>
          </table:table-cell>
          <table:table-cell table:formula="of:=[.G3]/[.G11]/[.G5]" office:value-type="float" office:value="5000">
            <text:p>5000</text:p>
          </table:table-cell>
          <table:table-cell table:formula="of:=[.H3]/[.H11]/[.H5]" office:value-type="float" office:value="5000">
            <text:p>5000</text:p>
          </table:table-cell>
          <table:table-cell table:formula="of:=[.H3]/[.H11]/[.H5]" office:value-type="float" office:value="5000">
            <text:p>5000</text:p>
          </table:table-cell>
          <table:table-cell table:formula="of:=[.J3]/[.J11]/[.J5]" office:value-type="float" office:value="5000">
            <text:p>5000</text:p>
          </table:table-cell>
          <table:table-cell table:formula="of:=[.J3]/[.J11]/[.J5]" office:value-type="float" office:value="5000">
            <text:p>5000</text:p>
          </table:table-cell>
        </table:table-row>
        <table:table-row table:style-name="ro1">
          <table:table-cell office:value-type="string">
            <text:p>TPMS</text:p>
          </table:table-cell>
          <table:table-cell table:style-name="ce2" table:formula="of:=[.B3]/[.B5]/[.B11]/1000" office:value-type="float" office:value="5">
            <text:p>5</text:p>
          </table:table-cell>
          <table:table-cell table:style-name="ce1" table:number-columns-repeated="8"/>
          <table:table-cell/>
        </table:table-row>
        <table:table-row table:style-name="ro1">
          <table:table-cell/>
          <table:table-cell table:style-name="ce2"/>
          <table:table-cell table:style-name="ce1" table:number-columns-repeated="8"/>
          <table:table-cell/>
        </table:table-row>
        <table:table-row table:style-name="ro1">
          <table:table-cell office:value-type="string">
            <text:p>BPM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  <table:table-cell office:value-type="float" office:value="155">
            <text:p>155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TPBPM</text:p>
          </table:table-cell>
          <table:table-cell table:formula="of:=[.B15]*60/[.B18]" office:value-type="float" office:value="10000">
            <text:p>10000</text:p>
          </table:table-cell>
          <table:table-cell table:formula="of:=[.C15]*60/[.C18]" office:value-type="float" office:value="5454.54545454546">
            <text:p>5454.55</text:p>
          </table:table-cell>
          <table:table-cell table:formula="of:=[.D15]*60/[.D18]" office:value-type="float" office:value="3750">
            <text:p>3750</text:p>
          </table:table-cell>
          <table:table-cell table:formula="of:=[.E15]*60/[.E18]" office:value-type="float" office:value="2857.14285714286">
            <text:p>2857.14</text:p>
          </table:table-cell>
          <table:table-cell table:formula="of:=[.F15]*60/[.F18]" office:value-type="float" office:value="2307.69230769231">
            <text:p>2307.69</text:p>
          </table:table-cell>
          <table:table-cell table:formula="of:=[.G15]*60/[.G18]" office:value-type="float" office:value="1935.48387096774">
            <text:p>1935.48</text:p>
          </table:table-cell>
          <table:table-cell table:formula="of:=[.H15]*60/[.H18]" office:value-type="float" office:value="1666.66666666667">
            <text:p>1666.67</text:p>
          </table:table-cell>
          <table:table-cell table:formula="of:=[.I15]*60/[.I18]" office:value-type="float" office:value="1463.41463414634">
            <text:p>1463.41</text:p>
          </table:table-cell>
          <table:table-cell table:formula="of:=[.J15]*60/[.J18]" office:value-type="float" office:value="1304.34782608696">
            <text:p>1304.35</text:p>
          </table:table-cell>
          <table:table-cell table:formula="of:=[.K15]*60/[.K18]" office:value-type="float" office:value="1250">
            <text:p>12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table:number-columns-repeated="9"/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1" table:number-columns-repeated="9"/>
          <table:table-cell/>
        </table:table-row>
      </table:table>
      <table:table table:name="Sheet2" table:style-name="ta1" table:print="false">
        <table:table-column table:style-name="co9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OSC</text:p>
          </table:table-cell>
          <table:table-cell table:number-columns-repeated="9" office:value-type="float" office:value="20000000">
            <text:p>20000000</text:p>
          </table:table-cell>
        </table:table-row>
        <table:table-row table:style-name="ro1">
          <table:table-cell office:value-type="string">
            <text:p>FOSC (OSC/4)</text:p>
          </table:table-cell>
          <table:table-cell table:formula="of:=[.B2]/4" office:value-type="float" office:value="5000000">
            <text:p>5000000</text:p>
          </table:table-cell>
          <table:table-cell table:formula="of:=[.C2]/4" office:value-type="float" office:value="5000000">
            <text:p>5000000</text:p>
          </table:table-cell>
          <table:table-cell table:formula="of:=[.D2]/4" office:value-type="float" office:value="5000000">
            <text:p>5000000</text:p>
          </table:table-cell>
          <table:table-cell table:formula="of:=[.E2]/4" office:value-type="float" office:value="5000000">
            <text:p>5000000</text:p>
          </table:table-cell>
          <table:table-cell table:formula="of:=[.F2]/4" office:value-type="float" office:value="5000000">
            <text:p>5000000</text:p>
          </table:table-cell>
          <table:table-cell table:formula="of:=[.G2]/4" office:value-type="float" office:value="5000000">
            <text:p>5000000</text:p>
          </table:table-cell>
          <table:table-cell table:formula="of:=[.H2]/4" office:value-type="float" office:value="5000000">
            <text:p>5000000</text:p>
          </table:table-cell>
          <table:table-cell table:formula="of:=[.I2]/4" office:value-type="float" office:value="5000000">
            <text:p>5000000</text:p>
          </table:table-cell>
          <table:table-cell table:formula="of:=[.J2]/4" office:value-type="float" office:value="5000000">
            <text:p>5000000</text:p>
          </table:table-cell>
        </table:table-row>
        <table:table-row table:style-name="ro1">
          <table:table-cell office:value-type="string">
            <text:p>T!OSC</text:p>
          </table:table-cell>
          <table:table-cell table:number-columns-repeated="9" office:value-type="float" office:value="32768">
            <text:p>32768</text:p>
          </table:table-cell>
        </table:table-row>
        <table:table-row table:style-name="ro1">
          <table:table-cell office:value-type="string">
            <text:p>prescale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8-BIT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office:value-type="string">
            <text:p>16-Bit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PMS</text:p>
          </table:table-cell>
          <table:table-cell table:formula="of:=[.B3]/[.B5]/[.B6]/1000" office:value-type="float" office:value="19.53125">
            <text:p>19.5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PS</text:p>
          </table:table-cell>
          <table:table-cell table:formula="of:=[.B3]/[.B5]/[.B11]" office:value-type="float" office:value="19531.25">
            <text:p>19531.25</text:p>
          </table:table-cell>
          <table:table-cell table:formula="of:=[.C3]/[.C5]/[.C11]" office:value-type="float" office:value="20000">
            <text:p>20000</text:p>
          </table:table-cell>
          <table:table-cell table:formula="of:=[.D3]/[.D5]/[.D11]" office:value-type="float" office:value="22000">
            <text:p>22000</text:p>
          </table:table-cell>
          <table:table-cell table:formula="of:=[.E3]/[.E5]/[.E11]" office:value-type="float" office:value="24000">
            <text:p>24000</text:p>
          </table:table-cell>
          <table:table-cell table:formula="of:=[.F3]/[.F5]/[.F11]" office:value-type="float" office:value="26000">
            <text:p>26000</text:p>
          </table:table-cell>
          <table:table-cell table:formula="of:=[.G3]/[.G5]/[.G11]" office:value-type="float" office:value="28000">
            <text:p>28000</text:p>
          </table:table-cell>
          <table:table-cell table:formula="of:=[.H3]/[.H5]/[.H11]" office:value-type="float" office:value="30000">
            <text:p>30000</text:p>
          </table:table-cell>
          <table:table-cell table:formula="of:=[.I3]/[.I5]/[.I11]" office:value-type="float" office:value="32000">
            <text:p>32000</text:p>
          </table:table-cell>
          <table:table-cell table:formula="of:=[.J3]/[.J5]/[.J11]" office:value-type="float" office:value="34000">
            <text:p>34000</text:p>
          </table:table-cell>
        </table:table-row>
        <table:table-row table:style-name="ro1">
          <table:table-cell office:value-type="string">
            <text:p>TMR0 BASE</text:p>
          </table:table-cell>
          <table:table-cell table:formula="of:=[.B3]/[.B5]/1000/[.B9]" office:value-type="float" office:value="256">
            <text:p>256</text:p>
          </table:table-cell>
          <table:table-cell table:formula="of:=[.C3]/[.C5]/1000/[.C9]" office:value-type="float" office:value="250">
            <text:p>250</text:p>
          </table:table-cell>
          <table:table-cell table:formula="of:=[.D3]/[.D5]/1000/[.D9]" office:value-type="float" office:value="227.272727272727">
            <text:p>227.27</text:p>
          </table:table-cell>
          <table:table-cell table:formula="of:=[.E3]/[.E5]/1000/[.E9]" office:value-type="float" office:value="208.333333333333">
            <text:p>208.33</text:p>
          </table:table-cell>
          <table:table-cell table:formula="of:=[.F3]/[.F5]/1000/[.F9]" office:value-type="float" office:value="192.307692307692">
            <text:p>192.31</text:p>
          </table:table-cell>
          <table:table-cell table:formula="of:=[.G3]/[.G5]/1000/[.G9]" office:value-type="float" office:value="178.571428571429">
            <text:p>178.57</text:p>
          </table:table-cell>
          <table:table-cell table:formula="of:=[.H3]/[.H5]/1000/[.H9]" office:value-type="float" office:value="166.666666666667">
            <text:p>166.67</text:p>
          </table:table-cell>
          <table:table-cell table:formula="of:=[.I3]/[.I5]/1000/[.I9]" office:value-type="float" office:value="156.25">
            <text:p>156.25</text:p>
          </table:table-cell>
          <table:table-cell table:formula="of:=[.J3]/[.J5]/1000/[.J9]" office:value-type="float" office:value="147.058823529412">
            <text:p>147.0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TMR0L_VAL calc</text:p>
          </table:table-cell>
          <table:table-cell table:formula="of:=256-([.B11]-2)" office:value-type="float" office:value="2">
            <text:p>2</text:p>
          </table:table-cell>
          <table:table-cell table:formula="of:=256-([.C11]-2)" office:value-type="float" office:value="8">
            <text:p>8</text:p>
          </table:table-cell>
          <table:table-cell table:formula="of:=256-([.D11]-2)" office:value-type="float" office:value="30.7272727272727">
            <text:p>30.73</text:p>
          </table:table-cell>
          <table:table-cell table:formula="of:=256-([.E11]-2)" office:value-type="float" office:value="49.6666666666667">
            <text:p>49.67</text:p>
          </table:table-cell>
          <table:table-cell table:formula="of:=256-([.F11]-2)" office:value-type="float" office:value="65.6923076923077">
            <text:p>65.69</text:p>
          </table:table-cell>
          <table:table-cell table:formula="of:=256-([.G11]-2)" office:value-type="float" office:value="79.4285714285714">
            <text:p>79.43</text:p>
          </table:table-cell>
          <table:table-cell table:formula="of:=256-([.H11]-2)" office:value-type="float" office:value="91.3333333333333">
            <text:p>91.33</text:p>
          </table:table-cell>
          <table:table-cell table:formula="of:=256-([.I11]-2)" office:value-type="float" office:value="101.75">
            <text:p>101.75</text:p>
          </table:table-cell>
          <table:table-cell table:formula="of:=256-([.J11]-2)" office:value-type="float" office:value="110.941176470588">
            <text:p>110.9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3">
          <table:table-cell office:value-type="string">
            <text:p>T1TPS</text:p>
          </table:table-cell>
          <table:table-cell table:formula="of:=[.B4]/[.B6]" office:value-type="float" office:value="128">
            <text:p>128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7/02/2010</text:date>, <text:time>01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ll</meta:initial-creator>
    <meta:creation-date>2008-12-08T22:14:08.06</meta:creation-date>
    <dc:date>2010-07-02T01:57:26.14</dc:date>
    <dc:creator>user </dc:creator>
    <meta:editing-duration>PT71H31M07S</meta:editing-duration>
    <meta:editing-cycles>65</meta:editing-cycles>
    <meta:generator>OpenOffice.org/3.2$Win32 OpenOffice.org_project/320m12$Build-9483</meta:generator>
    <meta:printed-by>thull</meta:printed-by>
    <meta:print-date>2008-12-19T10:45:18.46</meta:print-date>
    <meta:document-statistic meta:table-count="3" meta:cell-count="234" meta:object-count="0"/>
    <meta:user-defined meta:name="Info 1"/>
    <meta:user-defined meta:name="Info 2"/>
    <meta:user-defined meta:name="Info 3"/>
    <meta:user-defined meta:name="Info 4"/>
  </office:meta>
</office:document-meta>
</file>